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il" svg:font-family="Arail"/>
    <style:font-face style:name="Lohit Hindi1" svg:font-family="'Lohit Hindi'"/>
    <style:font-face style:name="Monospace" svg:font-family="Monospace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05ac5"/>
    </style:style>
    <style:style style:name="P2" style:family="paragraph" style:parent-style-name="Standard">
      <style:text-properties style:font-name="Arial" officeooo:rsid="00205ac5" officeooo:paragraph-rsid="00205ac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205ac5" officeooo:paragraph-rsid="002187d4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2187d4" style:font-size-asian="10pt"/>
    </style:style>
    <style:style style:name="T3" style:family="text">
      <style:text-properties fo:color="#0000c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IProject in original Workspace oder moved in andere location</text:p>
      <text:p text:style-name="P2"/>
      <text:p text:style-name="P2"><text:span text:style-name="T1">IProjectDescription description = </text:span><text:span text:style-name="T3">selectedProject</text:span><text:span text:style-name="T1">.getDescription();<text:tab/><text:tab/><text:tab/><text:tab/></text:span></text:p>
      <text:p text:style-name="P3"><text:span text:style-name="T1">URI newDestinationURI = description.getLocationURI();</text:span></text:p>
      <text:p text:style-name="P2"/>
      <text:p text:style-name="P4"><text:span text:style-name="T1">newDestinationURI </text:span><text:span text:style-name="T2">== null &gt; original Workspac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ail" svg:font-family="Arail"/>
    <style:font-face style:name="Lohit Hindi1" svg:font-family="'Lohit Hindi'"/>
    <style:font-face style:name="Monospace" svg:font-family="Monospace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4-02-23T18:24:46.989664064</meta:creation-date>
    <meta:generator>LibreOffice/4.1.3.2$Linux_x86 LibreOffice_project/410m0$Build-2</meta:generator>
    <dc:date>2014-02-23T18:44:43.830711247</dc:date>
    <dc:creator>Dieter Apel</dc:creator>
    <meta:editing-duration>P0D</meta:editing-duration>
    <meta:editing-cycles>1</meta:editing-cycles>
    <meta:document-statistic meta:table-count="0" meta:image-count="0" meta:object-count="0" meta:page-count="1" meta:paragraph-count="4" meta:word-count="23" meta:character-count="230" meta:non-whitespace-character-count="207"/>
  </office:meta>
</office:document-meta>
</file>